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Address_5f_Detail" style:display-name="Table_Address_Detail" style:family="table">
      <style:table-properties style:width="17.006cm" fo:margin-left="0cm" fo:margin-right="-0.005cm" table:align="margins"/>
    </style:style>
    <style:style style:name="Table_5f_Address_5f_Detail.A" style:display-name="Table_Address_Detail.A" style:family="table-column">
      <style:table-column-properties style:column-width="8.033cm" style:rel-column-width="30953*"/>
    </style:style>
    <style:style style:name="Table_5f_Address_5f_Detail.B" style:display-name="Table_Address_Detail.B" style:family="table-column">
      <style:table-column-properties style:column-width="1.887cm" style:rel-column-width="7273*"/>
    </style:style>
    <style:style style:name="Table_5f_Address_5f_Detail.C" style:display-name="Table_Address_Detail.C" style:family="table-column">
      <style:table-column-properties style:column-width="7.086cm" style:rel-column-width="27309*"/>
    </style:style>
    <style:style style:name="Table_5f_Address_5f_Detail.A1" style:display-name="Table_Address_Detail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4.487cm" style:rel-column-width="2544*"/>
    </style:style>
    <style:style style:name="Tableau1.C" style:family="table-column">
      <style:table-column-properties style:column-width="3.408cm" style:rel-column-width="1932*"/>
    </style:style>
    <style:style style:name="Tableau1.D" style:family="table-column">
      <style:table-column-properties style:column-width="4.62cm" style:rel-column-width="261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02cm solid #e6e6e6" fo:border-right="none" fo:border-top="0.002cm solid #e6e6e6" fo:border-bottom="0.002cm solid #e6e6e6"/>
    </style:style>
    <style:style style:name="Tableau1.D1" style:family="table-cell">
      <style:table-cell-properties fo:background-color="#00dcff" fo:padding="0.097cm" fo:border="0.002cm solid #e6e6e6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_5f_Product_5f_Header_5f_Title" style:display-name="Table_Product_Header_Title" style:family="table">
      <style:table-properties style:width="17.013cm" fo:margin-left="0cm" fo:margin-right="-0.012cm" table:align="margins"/>
    </style:style>
    <style:style style:name="Table_5f_Product_5f_Header_5f_Title.A" style:display-name="Table_Product_Header_Title.A" style:family="table-column">
      <style:table-column-properties style:column-width="2.808cm" style:rel-column-width="10816*"/>
    </style:style>
    <style:style style:name="Table_5f_Product_5f_Header_5f_Title.B" style:display-name="Table_Product_Header_Title.B" style:family="table-column">
      <style:table-column-properties style:column-width="12.252cm" style:rel-column-width="47199*"/>
    </style:style>
    <style:style style:name="Table_5f_Product_5f_Header_5f_Title.C" style:display-name="Table_Product_Header_Title.C" style:family="table-column">
      <style:table-column-properties style:column-width="1.953cm" style:rel-column-width="7520*"/>
    </style:style>
    <style:style style:name="Table_5f_Product_5f_Header_5f_Title.1" style:display-name="Table_Product_Header_Title.1" style:family="table-row">
      <style:table-row-properties style:min-row-height="0.192cm"/>
    </style:style>
    <style:style style:name="Table_5f_Product_5f_Header_5f_Title.A1" style:display-name="Table_Product_Header_Title.A1" style:family="table-cell">
      <style:table-cell-properties fo:background-color="#e6e6e6" fo:padding="0cm" fo:border-left="none" fo:border-right="none" fo:border-top="none" fo:border-bottom="0.002cm solid #000000">
        <style:background-image/>
      </style:table-cell-properties>
    </style:style>
    <style:style style:name="Table_5f_Product_5f_Line" style:display-name="Table_Product_Line" style:family="table">
      <style:table-properties style:width="16.984cm" fo:margin-left="-0.007cm" fo:margin-right="0.023cm" table:align="margins"/>
    </style:style>
    <style:style style:name="Table_5f_Product_5f_Line.A" style:display-name="Table_Product_Line.A" style:family="table-column">
      <style:table-column-properties style:column-width="2.808cm" style:rel-column-width="10833*"/>
    </style:style>
    <style:style style:name="Table_5f_Product_5f_Line.B" style:display-name="Table_Product_Line.B" style:family="table-column">
      <style:table-column-properties style:column-width="12.27cm" style:rel-column-width="47340*"/>
    </style:style>
    <style:style style:name="Table_5f_Product_5f_Line.C" style:display-name="Table_Product_Line.C" style:family="table-column">
      <style:table-column-properties style:column-width="1.249cm" style:rel-column-width="4821*"/>
    </style:style>
    <style:style style:name="Table_5f_Product_5f_Line.D" style:display-name="Table_Product_Line.D" style:family="table-column">
      <style:table-column-properties style:column-width="0.658cm" style:rel-column-width="2541*"/>
    </style:style>
    <style:style style:name="Table_5f_Product_5f_Line.1" style:display-name="Table_Product_Line.1" style:family="table-row">
      <style:table-row-properties style:min-row-height="0.132cm"/>
    </style:style>
    <style:style style:name="Table_5f_Product_5f_Line.A1" style:display-name="Table_Product_Line.A1" style:family="table-cell">
      <style:table-cell-properties fo:background-color="transparent" fo:padding="0cm" fo:border-left="none" fo:border-right="none" fo:border-top="none" fo:border-bottom="0.002cm solid #e6e6e6">
        <style:background-image/>
      </style:table-cell-properties>
    </style:style>
    <style:style style:name="P1" style:family="paragraph" style:parent-style-name="terp_5f_header">
      <style:text-properties fo:font-size="13pt" style:font-size-asian="13pt" style:font-size-complex="13pt"/>
    </style:style>
    <style:style style:name="P2" style:family="paragraph" style:parent-style-name="terp_5f_tblheader_5f_Details_5f_Centre">
      <style:paragraph-properties fo:text-align="start" style:justify-single-word="false"/>
    </style:style>
    <style:style style:name="P3" style:family="paragraph" style:parent-style-name="terp_5f_default_5f_8_5f_italic">
      <style:paragraph-properties fo:margin-left="0cm" fo:margin-right="0cm" fo:text-indent="0cm" style:auto-text-indent="false"/>
    </style:style>
    <style:style style:name="P4" style:family="paragraph" style:parent-style-name="terp_5f_default_5f_9">
      <style:text-properties fo:font-weight="bold" style:font-weight-asian="bold" style:font-weight-complex="bold"/>
    </style:style>
    <style:style style:name="P5" style:family="paragraph" style:parent-style-name="terp_5f_default_5f_9"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" style:font-size-asian="8pt" style:font-name-complex="Helvetica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5pt" fo:font-style="italic" style:font-name-asian="DejaVu Sans" style:font-size-asian="5pt" style:font-style-asian="italic" style:font-name-complex="Helvetica" style:font-size-complex="5pt" style:font-style-complex="italic"/>
    </style:style>
    <style:style style:name="P8" style:family="paragraph" style:parent-style-name="Standard">
      <style:text-properties style:font-name="Liberation Serif" fo:font-size="7pt" fo:language="en" fo:country="US" style:letter-kerning="true" style:font-name-asian="DejaVu Sans1" style:font-size-asian="7pt" style:language-asian="zh" style:country-asian="CN" style:font-name-complex="Liberation Serif" style:font-size-complex="7pt" style:language-complex="hi" style:country-complex="IN"/>
    </style:style>
    <style:style style:name="P9" style:family="paragraph" style:parent-style-name="terp_5f_default_5f_9">
      <style:paragraph-properties fo:text-align="start" style:justify-single-word="false"/>
      <style:text-properties style:font-name="Liberation Serif" fo:font-size="9pt" fo:language="en" fo:country="US" style:letter-kerning="true" style:font-name-asian="DejaVu Sans1" style:font-size-asian="9pt" style:language-asian="zh" style:country-asian="CN" style:font-name-complex="Liberation Serif" style:font-size-complex="9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9">[[repeatIn(objects,'o')]]</text:p>
      <text:p text:style-name="terp_5f_default_5f_9"/>
      <table:table table:name="Table_Address_Detail" table:style-name="Table_5f_Address_5f_Detail">
        <table:table-column table:style-name="Table_5f_Address_5f_Detail.A"/>
        <table:table-column table:style-name="Table_5f_Address_5f_Detail.B"/>
        <table:table-column table:style-name="Table_5f_Address_5f_Detail.C"/>
        <table:table-row>
          <table:table-cell table:style-name="Table_5f_Address_5f_Detail.A1" office:value-type="string">
            <text:p text:style-name="terp_5f_default_5f_Bold_5f_9"/>
          </table:table-cell>
          <table:table-cell table:style-name="Table_5f_Address_5f_Detail.A1" office:value-type="string">
            <text:p text:style-name="terp_5f_default_5f_9"/>
          </table:table-cell>
          <table:table-cell table:style-name="Table_5f_Address_5f_Detail.A1" office:value-type="string">
            <text:p text:style-name="P4">Destinataire :</text:p>
            <text:p text:style-name="terp_5f_default_5f_9">[[o.receveur_id.name]]</text:p>
            <text:p text:style-name="terp_5f_default_5f_9">[[o.receveur_id.address_home_id <text:s/>and o.receveur_id.address_home_id.name or '' ]],[[o.receveur_id.address_home_id <text:s/>and o.receveur_id.address_home_id.street or '' ]],[[o.receveur_id.address_home_id <text:s/>and o.receveur_id.address_home_id.street2 or '' ]],[[o.receveur_id.address_home_id <text:s/>and o.receveur_id.address_home_id.zip or '' ]],[[o.receveur_id.address_home_id <text:s/>and o.receveur_id.address_home_id.city or '' ]],[[o.receveur_id.address_home_id <text:s/>and o.receveur_id.address_home_id.state_id <text:s/>and o.receveur_id.address_home_id.state_id.name <text:s/>or '' ]] [[o.receveur_id.address_home_id <text:s/>and o.receveur_id.address_home_id.country_id <text:s/>and o.receveur_id.address_home_id.country_id.name <text:s/>or '' ]]</text:p>
            <text:p text:style-name="terp_5f_default_5f_9">[[ o.receveur_id.work_email or '' ]]</text:p>
            <text:p text:style-name="terp_5f_default_5f_9">[[ o.number or '' ]]</text:p>
          </table:table-cell>
        </table:table-row>
      </table:table>
      <text:p text:style-name="terp_5f_default_5f_8"/>
      <text:p text:style-name="P1">BON POUR SORTIE N° [[o.name]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6">Date : [[formatLang(o.datetime,date=True)]]</text:p>
          </table:table-cell>
          <table:table-cell table:style-name="Tableau1.B1" office:value-type="string">
            <text:p text:style-name="P6">Reférence Demande : </text:p>
          </table:table-cell>
          <table:table-cell table:style-name="Tableau1.D1" office:value-type="string">
            <text:p text:style-name="P6">[[o.achat_id.name]]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/>
          </table:table-cell>
        </table:table-row>
      </table:table>
      <text:p text:style-name="terp_5f_default_5f_8"/>
      <table:table table:name="Table_Product_Header_Title" table:style-name="Table_5f_Product_5f_Header_5f_Title">
        <table:table-column table:style-name="Table_5f_Product_5f_Header_5f_Title.A"/>
        <table:table-column table:style-name="Table_5f_Product_5f_Header_5f_Title.B"/>
        <table:table-column table:style-name="Table_5f_Product_5f_Header_5f_Title.C"/>
        <table:table-header-rows>
          <table:table-row table:style-name="Table_5f_Product_5f_Header_5f_Title.1">
            <table:table-cell table:style-name="Table_5f_Product_5f_Header_5f_Title.A1" office:value-type="string">
              <text:p text:style-name="terp_5f_tblheader_5f_Details">Référence</text:p>
            </table:table-cell>
            <table:table-cell table:style-name="Table_5f_Product_5f_Header_5f_Title.A1" office:value-type="string">
              <text:p text:style-name="P2">Désignation</text:p>
            </table:table-cell>
            <table:table-cell table:style-name="Table_5f_Product_5f_Header_5f_Title.A1" office:value-type="string">
              <text:p text:style-name="terp_5f_tblheader_5f_Details_5f_Centre">Qté</text:p>
            </table:table-cell>
          </table:table-row>
        </table:table-header-rows>
      </table:table>
      <text:section text:style-name="Sect1" text:name="Section2">
        <text:p text:style-name="P9">[[ repeatIn(o.det_sortie_ids,'bs_line') ]]</text:p>
        <table:table table:name="Table_Product_Line" table:style-name="Table_5f_Product_5f_Line">
          <table:table-column table:style-name="Table_5f_Product_5f_Line.A"/>
          <table:table-column table:style-name="Table_5f_Product_5f_Line.B"/>
          <table:table-column table:style-name="Table_5f_Product_5f_Line.C"/>
          <table:table-column table:style-name="Table_5f_Product_5f_Line.D"/>
          <table:table-row table:style-name="Table_5f_Product_5f_Line.1">
            <table:table-cell table:style-name="Table_5f_Product_5f_Line.A1" office:value-type="string">
              <text:p text:style-name="P5">[[ bs_line.product_id.default_code]]</text:p>
            </table:table-cell>
            <table:table-cell table:style-name="Table_5f_Product_5f_Line.A1" office:value-type="string">
              <text:p text:style-name="P5">[[ bs_line.product_id.name ]]</text:p>
            </table:table-cell>
            <table:table-cell table:style-name="Table_5f_Product_5f_Line.A1" office:value-type="string">
              <text:p text:style-name="P5">[[ formatLang(bs_line.quantite,digits=0) ]]</text:p>
            </table:table-cell>
            <table:table-cell table:style-name="Table_5f_Product_5f_Line.A1" office:value-type="string">
              <text:p text:style-name="terp_5f_default_5f_Right_5f_9">[[bs_line.product_id.uom_po_id.name]]</text:p>
            </table:table-cell>
          </table:table-row>
          <table:table-row>
            <table:table-cell table:style-name="Table_5f_Product_5f_Line.A1" table:number-columns-spanned="4" office:value-type="string">
              <text:p text:style-name="P3"/>
            </table:table-cell>
            <table:covered-table-cell/>
            <table:covered-table-cell/>
            <table:covered-table-cell/>
          </table:table-row>
        </table:table>
      </text:section>
      <text:p text:style-name="terp_5f_default_5f_9"/>
      <text:p text:style-name="terp_5f_default_5f_9">[[ format(o.notes or '') ]]</text:p>
      <text:p text:style-name="terp_5f_default_5f_9"/>
      <text:p text:style-name="terp_5f_default_5f_9">Bien à vous,</text:p>
      <text:p text:style-name="terp_5f_default_5f_9"/>
      <text:p text:style-name="Space_20_bet_20_user_20_and_20_signature"/>
      <text:p text:style-name="P8">[[ user.signature or '' 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Helvetica" svg:font-family="Helvetica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7pt" fo:font-weight="normal" style:font-size-asian="8pt" style:font-weight-asian="normal" style:font-name-complex="Helvetica" style:font-size-complex="7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>
      <style:text-properties fo:font-weight="bold" style:font-weight-complex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>
      <style:paragraph-properties fo:margin-top="0.212cm" fo:margin-bottom="0.212cm"/>
      <style:text-properties fo:font-size="9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8_5f_italic" style:display-name="terp_default_8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Space_20_bet_20_user_20_and_20_signature" style:display-name="Space bet user and signature" style:family="paragraph" style:parent-style-name="terp_5f_default_5f_8">
      <style:text-properties fo:font-size="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DJEDJE</meta:initial-creator>
    <meta:creation-date>2013-09-01T08:28:15.62</meta:creation-date>
    <dc:date>2013-09-01T09:10:41.01</dc:date>
    <dc:creator>Ange DJEDJE</dc:creator>
    <meta:editing-duration>PT12M3S</meta:editing-duration>
    <meta:editing-cycles>5</meta:editing-cycles>
    <meta:generator>OpenOffice/4.0.0$Win32 OpenOffice.org_project/400m3$Build-9702</meta:generator>
    <meta:document-statistic meta:table-count="5" meta:image-count="0" meta:object-count="0" meta:page-count="1" meta:paragraph-count="21" meta:word-count="95" meta:character-count="1185"/>
    <meta:user-defined meta:name="Info 1">http://92.243.2.107:8069</meta:user-defined>
    <meta:user-defined meta:name="Info 2">admin</meta:user-defined>
    <meta:user-defined meta:name="Info 3">485</meta:user-defined>
    <meta:user-defined meta:name="Info 4">purchase.exp.sortie</meta:user-defined>
  </office:meta>
</office:document-meta>
</file>